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
      <text:p text:style-name="p4"/>
      <text:p text:style-name="p4"><text:span text:style-name="c0">
          <text:s text:c="32"/><text:tab/></text:span></text:p>
      <text:p text:style-name="p4"><text:span text:style-name="c0"><text:tab/></text:span></text:p>
      <text:p text:style-name="p4"/>
      <text:p text:style-name="p4"/>
      <text:p text:style-name="p4"/>
      <text:p text:style-name="p4"/>
      <text:p text:style-name="p4"><text:span text:style-name="c0">&gt;&gt;Health benefits</text:span></text:p>
      <text:p text:style-name="p4"><text:span text:style-name="c0"><text:tab/>Natural places and nature can have a large health benefit to people in cities. <text:s/>Kaplan and Kaplan (2005) discuss the various ways in which urban nature can help people be more clear-headed, calm, resilient, retrospective, and other benefits to both mental and physical health. </text:span></text:p>
      <text:p text:style-name="p4"><text:span text:style-name="c0"><text:tab/></text:span></text:p>
      <text:p text:style-name="p4"/>
      <text:p text:style-name="p4"><text:span text:style-name="c0">&gt;&gt; Knowledge and Place attachment<text:tab/></text:span></text:p>
      <text:p text:style-name="p4"/>
      <text:p text:style-name="p4"><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4"/>
      <text:p text:style-name="p4"><text:span text:style-name="c0">&gt;&gt; Knowledge and Place Meaning</text:span></text:p>
      <text:p text:style-name="p4"/>
      <text:p text:style-name="p4"><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4"/>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text:span text:style-name="c0">Introduction to Sense of Place</text:span></text:p>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4"/>
      <text:p text:style-name="p4"/>
      <text:p text:style-name="p4"/>
      <text:p text:style-name="p4"><text:span text:style-name="c0">Place Attachment </text:span></text:p>
      <text:p text:style-name="p4"/>
      <text:p text:style-name="p4"><text:span text:style-name="c0">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gt;&gt;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gt;&gt; How is place attachment developed?</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text:span text:style-name="c0"><text:tab/> <text:s text:c="3"/></text:span></text:p>
      <text:p text:style-name="p4"/>
      <text:p text:style-name="p4"><text:span text:style-name="c0">Place Meaning</text:span></text:p>
      <text:p text:style-name="p4"><text:span text:style-name="c0"><text:tab/></text:span></text:p>
      <text:p text:style-name="p4"><text:span text:style-name="c0">&gt;&gt; Defining Place Meaning</text:span></text:p>
      <text:p text:style-name="p4"><text:span text:style-name="c0"><text:tab/></text:span></text:p>
      <text:p text:style-name="p4"><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text:s/></text:span></text:p>
      <text:p text:style-name="p4"><text:span text:style-name="c0"><text:tab/> </text:span></text:p>
      <text:p text:style-name="p4"><text:span text:style-name="c0"><text:tab/></text:span></text:p>
      <text:p text:style-name="p4"><text:span text:style-name="c0">&gt;&gt; How are Place Meanings Developed?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5">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
      <text:p text:style-name="p4"/>
      <text:p text:style-name="p4"/>
      <text:p text:style-name="p4"/>
      <text:p text:style-name="p4"><text:span text:style-name="c0"><text:tab/> </text:span></text:p>
      <text:p text:style-name="p4"/>
      <text:p text:style-name="p4"><text:span text:style-name="c0">Influences on Place-Attachment and Place-meanings</text:span></text:p>
      <text:p text:style-name="p4"/>
      <text:p text:style-name="p4"><text:span text:style-name="c0"><text:tab/>The strength of our place-attachment or, how deeply and strongly we are attached to place,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gt;&gt; What influences Place attachment?</text:span></text:p>
      <text:p text:style-name="p4"><text:span text:style-name="c0">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4"/>
      <text:p text:style-name="p4"><text:span text:style-name="c0">our physical environment – like for disabled people, a place that is easier to access.. </text:span></text:p>
      <text:p text:style-name="p4"/>
      <text:p text:style-name="p4"/>
      <text:p text:style-name="p4"><text:span text:style-name="c0">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span></text:p>
      <text:p text:style-name="p4"><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text:span text:style-name="c0">&gt;&gt;culture and society<text:tab/></text:span></text:p>
      <text:p text:style-name="p4"><text:span text:style-name="c0"><text:tab/>Our sense of place, derived through our experiences with place, seems to result from social constructs (), and from the type of physical environment (). <text:s/></text:span></text:p>
      <text:p text:style-name="p4"/>
      <text:p text:style-name="p4"><text:span text:style-name="c0">&gt;&gt; physical environment</text:span></text:p>
      <text:p text:style-name="p4"/>
      <text:p text:style-name="p4"><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text:span text:style-name="c0">&gt;&gt;Time and scale</text:span></text:p>
      <text:p text:style-name="p4"><text:span text:style-name="c0"><text:tab/>Temporal dimension not really discussed in lit: we know that place-attachment can grow stronger with time, but what about place-meanings?Scale influences the strength of attachment. <text:s/>Nanzer (2004) found that even at the state level, .. ?</text:span></text:p>
      <text:p text:style-name="p4"/>
      <text:p text:style-name="p4"><text:span text:style-name="c0">&gt;&gt;length of residency</text:span></text:p>
      <text:p text:style-name="p4"><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4"/>
      <text:p text:style-name="p4"><text:span text:style-name="c0">&gt;&gt;gender and race</text:span></text:p>
      <text:p text:style-name="p4"><text:span text:style-name="c0"><text:tab/>Some studies found that gender did not play a significant role in place attachment, identity, or dependence (Nanzer 2004). <text:s/></text:span></text:p>
      <text:p text:style-name="p4"><text:span text:style-name="c0"><text:tab/>Racial background seemed to influence a person's sense of place in some studies (Nanzer 2004). <text:s/></text:span></text:p>
      <text:p text:style-name="p4"><text:span text:style-name="c0"><text:tab/>Surely, how gender, race, education, etc, plays a role in a person's sense of place must be influenced by the cultural norms of that place. </text:span></text:p>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span></text:p>
      <text:p text:style-name="p4"/>
      <text:p text:style-name="p4"><text:span text:style-name="c0">This bond has a particular strength and it can be positively or negatively charged.</text:span></text:p>
      <text:p text:style-name="p4"/>
      <text:p text:style-name="p4"><text:span text:style-name="c0"><text:tab/>Place meanings are not constant over time: they change to reflect the changes in our experiences and the environment (Stewart 2008). </text:span></text:p>
      <text:p text:style-name="p4"/>
      <text:p text:style-name="p4"/>
      <text:p text:style-name="p4"/>
      <text:p text:style-name="p4"><text:span text:style-name="c0">
          <text:s text:c="32"/></text:span></text:p>
      <text:p text:style-name="p4"><text:span text:style-name="c0">&gt;&gt;disruptions and conflict in place meaning and place attachmen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 <text:s text:c="2"/></text:span></text:p>
      <text:p text:style-name="p4"/>
      <text:p text:style-name="p4"/>
      <text:p text:style-name="p4"><text:span text:style-name="c0"><text:tab/></text:span></text:p>
      <text:p text:style-name="p4"><text:span text:style-name="c5">Measur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4"/>
      <text:p text:style-name="p4"><text:span text:style-name="c0"><text:tab/></text:span></text:p>
      <text:p text:style-name="p4"/>
      <text:p text:style-name="p4"/>
      <text:p text:style-name="p4"><text:span text:style-name="c0">Relationship between place-meaning and place-attachment: place-attachment, and other place-related concepts can be “a function of the kinds of meanings we attribute to it” (Stedman 2008 (book), pg. 66).</text:span></text:p>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We use our five senses to experience a space, but social, cultural, psychological, economic, and other mechanisms can also govern our experiences and interpretations of a space. </text:span></text:p>
      <text:p text:style-name="p4"/>
      <text:p text:style-name="p4"/>
      <text:p text:style-name="p4"><text:span text:style-name="c0"><text:tab/></text:span></text:p>
      <text:p text:style-name="p4"/>
      <text:p text:style-name="p4"><text:span text:style-name="c0">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span></text:p>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